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687cm" fo:min-width="4.32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21cm" fo:min-width="4.369cm"/>
    </style:style>
    <style:style style:name="gr3" style:family="graphic" style:parent-style-name="objectwithoutfill">
      <style:graphic-properties svg:stroke-color="#3465a4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4.576cm" fo:min-width="4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4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  <style:paragraph-properties style:writing-mode="lr-tb"/>
    </style:style>
    <style:style style:name="gr20" style:family="graphic" style:parent-style-name="standard">
      <style:graphic-properties svg:stroke-color="#3465a4" draw:textarea-horizontal-align="justify" draw:textarea-vertical-align="middle" draw:auto-grow-height="false" fo:min-height="0.082cm" fo:min-width="0cm"/>
    </style:style>
    <style:style style:name="gr21" style:family="graphic" style:parent-style-name="standard">
      <style:graphic-properties svg:stroke-color="#3465a4" draw:textarea-vertical-align="middle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4.21cm" fo:min-width="6.1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58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365cm"/>
      <style:paragraph-properties style:writing-mode="lr-tb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143cm" fo:min-width="6.7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0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5.79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3.937cm" svg:x="5.85cm" svg:y="15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69cm" svg:height="4.46cm" svg:x="11.95cm" svg:y="8.85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5cm" svg:y1="16.568cm" svg:x2="10.676cm" svg:y2="16.568cm">
          <text:p/>
        </draw:line>
        <draw:frame draw:style-name="gr4" draw:text-style-name="P2" draw:layer="layout" svg:width="1.734cm" svg:height="0.725cm" svg:x="13.597cm" svg:y="8.975cm">
          <draw:text-box>
            <text:p><text:span text:style-name="T1">Shape</text:span></text:p>
          </draw:text-box>
        </draw:frame>
        <draw:frame draw:style-name="gr5" draw:text-style-name="P3" draw:layer="layout" svg:width="2.966cm" svg:height="0.645cm" svg:x="12.043cm" svg:y="10.507cm">
          <draw:text-box>
            <text:p><text:span text:style-name="T2">+ areaCalculate</text:span></text:p>
          </draw:text-box>
        </draw:frame>
        <draw:frame draw:style-name="gr6" draw:text-style-name="P3" draw:layer="layout" svg:width="3.745cm" svg:height="0.645cm" svg:x="12.044cm" svg:y="11.407cm">
          <draw:text-box>
            <text:p><text:span text:style-name="T2">+ perimeterCalculate</text:span></text:p>
          </draw:text-box>
        </draw:frame>
        <draw:frame draw:style-name="gr7" draw:text-style-name="P4" draw:layer="layout" svg:width="2.813cm" svg:height="0.725cm" svg:x="6.828cm" svg:y="15.76cm">
          <draw:text-box>
            <text:p><text:span text:style-name="T3">ShapeCircle</text:span></text:p>
          </draw:text-box>
        </draw:frame>
        <draw:line draw:style-name="gr3" draw:text-style-name="P1" draw:layer="layout" svg:x1="5.85cm" svg:y1="17.584cm" svg:x2="10.676cm" svg:y2="17.584cm">
          <text:p/>
        </draw:line>
        <draw:frame draw:style-name="gr8" draw:text-style-name="P3" draw:layer="layout" svg:width="2.14cm" svg:height="0.645cm" svg:x="6.028cm" svg:y="16.703cm">
          <draw:text-box>
            <text:p><text:span text:style-name="T2">- radius:int</text:span></text:p>
          </draw:text-box>
        </draw:frame>
        <draw:frame draw:style-name="gr9" draw:text-style-name="P3" draw:layer="layout" svg:width="3.669cm" svg:height="0.645cm" svg:x="6.001cm" svg:y="18.254cm">
          <draw:text-box>
            <text:p><text:span text:style-name="T2">+ areaCalculate():int</text:span></text:p>
          </draw:text-box>
        </draw:frame>
        <draw:frame draw:style-name="gr10" draw:text-style-name="P3" draw:layer="layout" svg:width="4.672cm" svg:height="0.725cm" svg:x="5.977cm" svg:y="18.717cm">
          <draw:text-box>
            <text:p><text:span text:style-name="T2">+ perimeterCalculate():int</text:span></text:p>
          </draw:text-box>
        </draw:frame>
        <draw:frame draw:style-name="gr11" draw:text-style-name="P3" draw:layer="layout" svg:width="3.059cm" svg:height="0.645cm" svg:x="6.002cm" svg:y="17.655cm">
          <draw:text-box>
            <text:p><text:span text:style-name="T2">&lt;&lt;constructor&gt;&gt;</text:span></text:p>
          </draw:text-box>
        </draw:frame>
        <draw:custom-shape draw:style-name="gr1" draw:text-style-name="P1" draw:layer="layout" svg:width="4.826cm" svg:height="3.937cm" svg:x="11.95cm" svg:y="15.65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5cm" svg:y1="16.568cm" svg:x2="16.776cm" svg:y2="16.568cm">
          <text:p/>
        </draw:line>
        <draw:frame draw:style-name="gr12" draw:text-style-name="P4" draw:layer="layout" svg:width="3.787cm" svg:height="0.725cm" svg:x="12.528cm" svg:y="15.76cm">
          <draw:text-box>
            <text:p><text:span text:style-name="T3">ShapeRectrangle</text:span></text:p>
          </draw:text-box>
        </draw:frame>
        <draw:line draw:style-name="gr3" draw:text-style-name="P1" draw:layer="layout" svg:x1="11.95cm" svg:y1="17.584cm" svg:x2="16.776cm" svg:y2="17.584cm">
          <text:p/>
        </draw:line>
        <draw:frame draw:style-name="gr13" draw:text-style-name="P3" draw:layer="layout" svg:width="2.001cm" svg:height="0.645cm" svg:x="12.128cm" svg:y="16.503cm">
          <draw:text-box>
            <text:p><text:span text:style-name="T2">- width:int</text:span></text:p>
          </draw:text-box>
        </draw:frame>
        <draw:frame draw:style-name="gr9" draw:text-style-name="P3" draw:layer="layout" svg:width="3.669cm" svg:height="0.645cm" svg:x="12.101cm" svg:y="18.254cm">
          <draw:text-box>
            <text:p><text:span text:style-name="T2">+ areaCalculate():int</text:span></text:p>
          </draw:text-box>
        </draw:frame>
        <draw:frame draw:style-name="gr10" draw:text-style-name="P3" draw:layer="layout" svg:width="4.672cm" svg:height="0.725cm" svg:x="12.077cm" svg:y="18.717cm">
          <draw:text-box>
            <text:p><text:span text:style-name="T2">+ perimeterCalculate():int</text:span></text:p>
          </draw:text-box>
        </draw:frame>
        <draw:frame draw:style-name="gr11" draw:text-style-name="P3" draw:layer="layout" svg:width="3.059cm" svg:height="0.645cm" svg:x="12.102cm" svg:y="17.655cm">
          <draw:text-box>
            <text:p><text:span text:style-name="T2">&lt;&lt;constructor&gt;&gt;</text:span></text:p>
          </draw:text-box>
        </draw:frame>
        <draw:custom-shape draw:style-name="gr14" draw:text-style-name="P1" draw:layer="layout" svg:width="4.826cm" svg:height="4.826cm" svg:x="17.85cm" svg:y="15.65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7.85cm" svg:y1="16.568cm" svg:x2="22.676cm" svg:y2="16.568cm">
          <text:p/>
        </draw:line>
        <draw:frame draw:style-name="gr15" draw:text-style-name="P4" draw:layer="layout" svg:width="3.249cm" svg:height="0.725cm" svg:x="18.628cm" svg:y="15.76cm">
          <draw:text-box>
            <text:p><text:span text:style-name="T3">ShapeTriangle</text:span></text:p>
          </draw:text-box>
        </draw:frame>
        <draw:line draw:style-name="gr3" draw:text-style-name="P1" draw:layer="layout" svg:x1="17.85cm" svg:y1="18.084cm" svg:x2="22.676cm" svg:y2="18.084cm">
          <text:p/>
        </draw:line>
        <draw:frame draw:style-name="gr16" draw:text-style-name="P3" draw:layer="layout" svg:width="2.06cm" svg:height="0.645cm" svg:x="18.028cm" svg:y="16.603cm">
          <draw:text-box>
            <text:p><text:span text:style-name="T2">- sideA:int</text:span></text:p>
          </draw:text-box>
        </draw:frame>
        <draw:frame draw:style-name="gr9" draw:text-style-name="P3" draw:layer="layout" svg:width="3.669cm" svg:height="0.645cm" svg:x="18.001cm" svg:y="19.054cm">
          <draw:text-box>
            <text:p><text:span text:style-name="T2">+ areaCalculate():int</text:span></text:p>
          </draw:text-box>
        </draw:frame>
        <draw:frame draw:style-name="gr17" draw:text-style-name="P3" draw:layer="layout" svg:width="4.672cm" svg:height="0.645cm" svg:x="17.977cm" svg:y="19.517cm">
          <draw:text-box>
            <text:p><text:span text:style-name="T2">+ perimeterCalculate():int</text:span></text:p>
          </draw:text-box>
        </draw:frame>
        <draw:frame draw:style-name="gr11" draw:text-style-name="P3" draw:layer="layout" svg:width="3.059cm" svg:height="0.645cm" svg:x="18.002cm" svg:y="18.355cm">
          <draw:text-box>
            <text:p><text:span text:style-name="T2">&lt;&lt;constructor&gt;&gt;</text:span></text:p>
          </draw:text-box>
        </draw:frame>
        <draw:frame draw:style-name="gr18" draw:text-style-name="P3" draw:layer="layout" svg:width="2.136cm" svg:height="0.645cm" svg:x="12.129cm" svg:y="16.904cm">
          <draw:text-box>
            <text:p><text:span text:style-name="T2">- height:int</text:span></text:p>
          </draw:text-box>
        </draw:frame>
        <draw:frame draw:style-name="gr16" draw:text-style-name="P3" draw:layer="layout" svg:width="2.06cm" svg:height="0.645cm" svg:x="18.028cm" svg:y="17.004cm">
          <draw:text-box>
            <text:p><text:span text:style-name="T2">- sideB:int</text:span></text:p>
          </draw:text-box>
        </draw:frame>
        <draw:frame draw:style-name="gr19" draw:text-style-name="P3" draw:layer="layout" svg:width="2.081cm" svg:height="0.645cm" svg:x="18.028cm" svg:y="17.404cm">
          <draw:text-box>
            <text:p><text:span text:style-name="T2">- sideC:int</text:span></text:p>
          </draw:text-box>
        </draw:frame>
        <draw:custom-shape draw:style-name="gr20" draw:text-style-name="P5" xml:id="id2" draw:id="id2" draw:layer="layout" svg:width="0.543cm" svg:height="0.662cm" svg:x="14.117cm" svg:y="14.9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xml:id="id3" draw:id="id3" draw:layer="layout" svg:width="0.543cm" svg:height="0.662cm" svg:x="20.017cm" svg:y="14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xml:id="id4" draw:id="id4" draw:layer="layout" svg:width="0.543cm" svg:height="0.662cm" svg:x="8.017cm" svg:y="14.9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5" draw:layer="layout" svg:x1="14.384cm" svg:y1="13.312cm" svg:x2="14.389cm" svg:y2="14.981cm" draw:start-shape="id1" draw:start-glue-point="2" draw:end-shape="id2" draw:end-glue-point="4" svg:d="M14384 13312v835h5v834" svg:viewBox="0 0 6 1670">
          <text:p/>
        </draw:connector>
        <draw:connector draw:style-name="gr21" draw:text-style-name="P5" draw:layer="layout" svg:x1="16.819cm" svg:y1="11.082cm" svg:x2="20.289cm" svg:y2="14.982cm" draw:start-shape="id1" draw:start-glue-point="1" draw:end-shape="id3" draw:end-glue-point="4" svg:d="M16819 11082h3470v3900" svg:viewBox="0 0 3471 3901">
          <text:p/>
        </draw:connector>
        <draw:connector draw:style-name="gr21" draw:text-style-name="P5" draw:layer="layout" svg:x1="11.95cm" svg:y1="11.082cm" svg:x2="8.289cm" svg:y2="14.982cm" draw:start-shape="id1" draw:start-glue-point="3" draw:end-shape="id4" draw:end-glue-point="4" svg:d="M11950 11082h-3661v3900" svg:viewBox="0 0 3662 3901">
          <text:p/>
        </draw:connector>
        <draw:line draw:style-name="gr3" draw:text-style-name="P1" draw:layer="layout" svg:x1="11.968cm" svg:y1="9.774cm" svg:x2="16.794cm" svg:y2="9.774cm">
          <text:p/>
        </draw:line>
        <draw:custom-shape draw:style-name="gr22" draw:text-style-name="P1" xml:id="id5" draw:id="id5" draw:layer="layout" svg:width="6.697cm" svg:height="4.46cm" svg:x="27.15cm" svg:y="8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draw:layer="layout" svg:width="5.396cm" svg:height="0.725cm" svg:x="27.797cm" svg:y="8.975cm">
          <draw:text-box>
            <text:p><text:span text:style-name="T4">Interface IShapeCalculate</text:span></text:p>
          </draw:text-box>
        </draw:frame>
        <draw:frame draw:style-name="gr24" draw:text-style-name="P3" draw:layer="layout" svg:width="6.086cm" svg:height="0.645cm" svg:x="27.043cm" svg:y="10.507cm">
          <draw:text-box>
            <text:p><text:span text:style-name="T5">+ areaCalculate(instance Shape</text:span><text:span text:style-name="T2">):int</text:span></text:p>
          </draw:text-box>
        </draw:frame>
        <draw:frame draw:style-name="gr25" draw:text-style-name="P3" draw:layer="layout" svg:width="6.865cm" svg:height="0.645cm" svg:x="27.044cm" svg:y="11.407cm">
          <draw:text-box>
            <text:p><text:span text:style-name="T5">+ perimeterCalculate(instance Shape</text:span><text:span text:style-name="T2">):int</text:span></text:p>
          </draw:text-box>
        </draw:frame>
        <draw:custom-shape draw:style-name="gr26" draw:text-style-name="P1" draw:layer="layout" svg:width="7.239cm" svg:height="3.393cm" svg:x="26.908cm" svg:y="15.652cm">
          <text:p/>
          <draw:enhanced-geometry svg:viewBox="0 0 21600 21600" draw:type="rectangle" draw:enhanced-path="M 0 0 L 21600 0 21600 21600 0 21600 0 0 Z N"/>
        </draw:custom-shape>
        <draw:frame draw:style-name="gr27" draw:text-style-name="P4" draw:layer="layout" svg:width="3.503cm" svg:height="0.725cm" svg:x="28.828cm" svg:y="15.76cm">
          <draw:text-box>
            <text:p><text:span text:style-name="T3">ShapeCalculate</text:span></text:p>
          </draw:text-box>
        </draw:frame>
        <draw:frame draw:style-name="gr28" draw:text-style-name="P3" draw:layer="layout" svg:width="6.292cm" svg:height="0.645cm" svg:x="27.001cm" svg:y="17.054cm">
          <draw:text-box>
            <text:p><text:span text:style-name="T5">+ areaCalculate(instance Shape</text:span><text:span text:style-name="T2">):int</text:span></text:p>
          </draw:text-box>
        </draw:frame>
        <draw:frame draw:style-name="gr29" draw:text-style-name="P3" draw:layer="layout" svg:width="7.205cm" svg:height="1.039cm" svg:x="26.977cm" svg:y="17.717cm">
          <draw:text-box>
            <text:p><text:span text:style-name="T5">+ perimeterCalculate(instance Shape</text:span><text:span text:style-name="T2">):int</text:span></text:p>
          </draw:text-box>
        </draw:frame>
        <draw:custom-shape draw:style-name="gr20" draw:text-style-name="P5" xml:id="id6" draw:id="id6" draw:layer="layout" svg:width="0.582cm" svg:height="0.662cm" svg:x="30.217cm" svg:y="14.9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7.168cm" svg:y1="9.774cm" svg:x2="33.847cm" svg:y2="9.774cm">
          <text:p/>
        </draw:line>
        <draw:line draw:style-name="gr3" draw:text-style-name="P1" draw:layer="layout" svg:x1="26.908cm" svg:y1="16.494cm" svg:x2="34.147cm" svg:y2="16.505cm">
          <text:p/>
        </draw:line>
        <draw:connector draw:style-name="gr21" draw:text-style-name="P5" draw:layer="layout" svg:x1="30.498cm" svg:y1="13.312cm" svg:x2="30.508cm" svg:y2="14.981cm" draw:start-shape="id5" draw:start-glue-point="2" draw:end-shape="id6" draw:end-glue-point="4" svg:d="M30498 13312v835h10v834" svg:viewBox="0 0 11 167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36.093000000</meta:creation-date>
    <meta:generator>LibreOffice/6.4.7.2$Linux_X86_64 LibreOffice_project/40$Build-2</meta:generator>
    <dc:date>2021-08-30T18:41:29.019357256</dc:date>
    <meta:editing-duration>PT45M11S</meta:editing-duration>
    <meta:editing-cycles>6</meta:editing-cycles>
    <meta:document-statistic meta:object-count="50"/>
  </office:meta>
</office:document-meta>
</file>